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80427" officeooo:paragraph-rsid="00180427"/>
    </style:style>
    <style:style style:name="P2" style:family="paragraph" style:parent-style-name="Text_20_body">
      <style:paragraph-properties fo:text-align="justify" style:justify-single-word="false"/>
      <style:text-properties officeooo:rsid="001b4d58" officeooo:paragraph-rsid="001d3a76"/>
    </style:style>
    <style:style style:name="P3" style:family="paragraph" style:parent-style-name="Text_20_body">
      <style:paragraph-properties fo:text-align="justify" style:justify-single-word="false"/>
      <style:text-properties officeooo:rsid="001dd7f7" officeooo:paragraph-rsid="001dd7f7"/>
    </style:style>
    <style:style style:name="P4" style:family="paragraph" style:parent-style-name="Text_20_body">
      <style:paragraph-properties fo:text-align="end" style:justify-single-word="false"/>
      <style:text-properties officeooo:rsid="0017cbb1" officeooo:paragraph-rsid="0017cbb1"/>
    </style:style>
    <style:style style:name="P5" style:family="paragraph" style:parent-style-name="Title">
      <style:text-properties officeooo:rsid="0017cbb1" officeooo:paragraph-rsid="0017cbb1"/>
    </style:style>
    <style:style style:name="P6" style:family="paragraph" style:parent-style-name="Text_20_body">
      <style:text-properties officeooo:paragraph-rsid="0017cbb1"/>
    </style:style>
    <style:style style:name="P7" style:family="paragraph" style:parent-style-name="Title">
      <style:text-properties officeooo:paragraph-rsid="0017cbb1"/>
    </style:style>
    <style:style style:name="P8" style:family="paragraph" style:parent-style-name="Text_20_body">
      <style:paragraph-properties fo:text-align="center" style:justify-single-word="false"/>
      <style:text-properties officeooo:paragraph-rsid="00180427"/>
    </style:style>
    <style:style style:name="P9" style:family="paragraph" style:parent-style-name="Text_20_body">
      <style:paragraph-properties fo:text-align="justify" style:justify-single-word="false"/>
      <style:text-properties officeooo:rsid="001d3a76" officeooo:paragraph-rsid="001d3a76"/>
    </style:style>
    <style:style style:name="P10" style:family="paragraph" style:parent-style-name="Text_20_body">
      <style:paragraph-properties fo:text-align="justify" style:justify-single-word="false"/>
      <style:text-properties officeooo:rsid="0020ce08" officeooo:paragraph-rsid="00228165"/>
    </style:style>
    <style:style style:name="P11" style:family="paragraph" style:parent-style-name="Text_20_body">
      <style:paragraph-properties fo:text-align="justify" style:justify-single-word="false" fo:text-indent="0cm" style:auto-text-indent="true"/>
      <style:text-properties officeooo:rsid="00228165" officeooo:paragraph-rsid="00228165"/>
    </style:style>
    <style:style style:name="P12" style:family="paragraph" style:parent-style-name="Text_20_body">
      <style:paragraph-properties fo:text-align="justify" style:justify-single-word="false" fo:text-indent="0cm" style:auto-text-indent="true"/>
      <style:text-properties officeooo:rsid="0024630d" officeooo:paragraph-rsid="0024630d"/>
    </style:style>
    <style:style style:name="P13" style:family="paragraph" style:parent-style-name="Text_20_body">
      <style:paragraph-properties fo:text-align="justify" style:justify-single-word="false"/>
      <style:text-properties officeooo:rsid="0024630d" officeooo:paragraph-rsid="0024630d"/>
    </style:style>
    <style:style style:name="P14" style:family="paragraph" style:parent-style-name="Text_20_body">
      <style:paragraph-properties fo:text-align="justify" style:justify-single-word="false"/>
      <style:text-properties officeooo:rsid="0024630d" officeooo:paragraph-rsid="00286c3e"/>
    </style:style>
    <style:style style:name="P15" style:family="paragraph" style:parent-style-name="Text_20_body">
      <style:paragraph-properties fo:text-align="justify" style:justify-single-word="false"/>
      <style:text-properties officeooo:rsid="00257ee2" officeooo:paragraph-rsid="00257ee2"/>
    </style:style>
    <style:style style:name="P16" style:family="paragraph" style:parent-style-name="Text_20_body">
      <style:paragraph-properties fo:text-align="justify" style:justify-single-word="false"/>
      <style:text-properties officeooo:rsid="00257ee2" officeooo:paragraph-rsid="002a23cd"/>
    </style:style>
    <style:style style:name="P17" style:family="paragraph" style:parent-style-name="Text_20_body">
      <style:paragraph-properties fo:text-align="justify" style:justify-single-word="false"/>
      <style:text-properties officeooo:rsid="00286c3e" officeooo:paragraph-rsid="00286c3e"/>
    </style:style>
    <style:style style:name="P18" style:family="paragraph" style:parent-style-name="Text_20_body">
      <style:paragraph-properties fo:text-align="justify" style:justify-single-word="false"/>
      <style:text-properties officeooo:rsid="00286c3e" officeooo:paragraph-rsid="002fc926"/>
    </style:style>
    <style:style style:name="P19" style:family="paragraph" style:parent-style-name="Text_20_body">
      <style:paragraph-properties fo:text-align="justify" style:justify-single-word="false"/>
      <style:text-properties officeooo:rsid="002afd60" officeooo:paragraph-rsid="002afd60"/>
    </style:style>
    <style:style style:name="P20" style:family="paragraph" style:parent-style-name="Text_20_body">
      <style:paragraph-properties fo:text-align="justify" style:justify-single-word="false"/>
      <style:text-properties officeooo:rsid="0030cfd5" officeooo:paragraph-rsid="003329d7"/>
    </style:style>
    <style:style style:name="P21" style:family="paragraph" style:parent-style-name="Text_20_body">
      <style:paragraph-properties fo:text-align="justify" style:justify-single-word="false"/>
      <style:text-properties officeooo:rsid="00350a63" officeooo:paragraph-rsid="00350a63"/>
    </style:style>
    <style:style style:name="P22" style:family="paragraph" style:parent-style-name="Text_20_body">
      <style:paragraph-properties fo:text-align="justify" style:justify-single-word="false"/>
      <style:text-properties officeooo:paragraph-rsid="0038fff9"/>
    </style:style>
    <style:style style:name="P23" style:family="paragraph" style:parent-style-name="Text_20_body">
      <style:paragraph-properties fo:text-align="justify" style:justify-single-word="false"/>
      <style:text-properties officeooo:rsid="0036d976" officeooo:paragraph-rsid="0036d976"/>
    </style:style>
    <style:style style:name="P24" style:family="paragraph" style:parent-style-name="Title" style:master-page-name="First_20_Page">
      <style:paragraph-properties style:page-number="auto"/>
      <style:text-properties officeooo:paragraph-rsid="0017cbb1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180427" officeooo:paragraph-rsid="00180427"/>
    </style:style>
    <style:style style:name="P26" style:family="paragraph" style:parent-style-name="Heading_20_2">
      <style:text-properties officeooo:rsid="001b4d58" officeooo:paragraph-rsid="001b4d58"/>
    </style:style>
    <style:style style:name="P27" style:family="paragraph" style:parent-style-name="Heading_20_2">
      <style:paragraph-properties fo:text-align="justify" style:justify-single-word="false"/>
      <style:text-properties officeooo:rsid="00350a63" officeooo:paragraph-rsid="00350a63"/>
    </style:style>
    <style:style style:name="P28" style:family="paragraph" style:parent-style-name="Heading_20_2">
      <style:paragraph-properties fo:text-align="justify" style:justify-single-word="false"/>
      <style:text-properties officeooo:rsid="001dd7f7" officeooo:paragraph-rsid="001dd7f7"/>
    </style:style>
    <style:style style:name="P29" style:family="paragraph" style:parent-style-name="Heading_20_2">
      <style:paragraph-properties fo:text-align="justify" style:justify-single-word="false"/>
      <style:text-properties officeooo:rsid="001dd7f7" officeooo:paragraph-rsid="0036d976"/>
    </style:style>
    <style:style style:name="P30" style:family="paragraph" style:parent-style-name="Heading_20_2">
      <style:paragraph-properties fo:text-align="justify" style:justify-single-word="false"/>
      <style:text-properties officeooo:rsid="001dd7f7" officeooo:paragraph-rsid="003d68e5"/>
    </style:style>
    <style:style style:name="P31" style:family="paragraph" style:parent-style-name="Heading_20_2">
      <style:paragraph-properties fo:text-align="justify" style:justify-single-word="false"/>
      <style:text-properties officeooo:rsid="001dd7f7" officeooo:paragraph-rsid="0038fff9"/>
    </style:style>
    <style:style style:name="P32" style:family="paragraph" style:parent-style-name="Heading_20_2">
      <style:paragraph-properties fo:text-align="justify" style:justify-single-word="false"/>
      <style:text-properties officeooo:rsid="001dd7f7" officeooo:paragraph-rsid="00476887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1f6637" officeooo:paragraph-rsid="001f6637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1f6637"/>
    </style:style>
    <style:style style:name="P35" style:family="paragraph" style:parent-style-name="Text_20_body" style:list-style-name="L3">
      <style:paragraph-properties fo:text-align="justify" style:justify-single-word="false"/>
      <style:text-properties officeooo:paragraph-rsid="00286c3e"/>
    </style:style>
    <style:style style:name="P36" style:family="paragraph" style:parent-style-name="Text_20_body" style:list-style-name="L4">
      <style:paragraph-properties fo:text-align="justify" style:justify-single-word="false" fo:text-indent="0cm" style:auto-text-indent="true"/>
      <style:text-properties officeooo:paragraph-rsid="002fc926"/>
    </style:style>
    <style:style style:name="P37" style:family="paragraph" style:parent-style-name="Text_20_body" style:list-style-name="L5">
      <style:paragraph-properties fo:text-align="justify" style:justify-single-word="false"/>
      <style:text-properties officeooo:paragraph-rsid="002fc926"/>
    </style:style>
    <style:style style:name="P38" style:family="paragraph" style:parent-style-name="Text_20_body">
      <style:paragraph-properties fo:text-align="justify" style:justify-single-word="false"/>
      <style:text-properties officeooo:paragraph-rsid="0038fff9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text-align="justify" style:justify-single-word="false"/>
      <style:text-properties officeooo:rsid="0024630d" officeooo:paragraph-rsid="0024630d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rsid="0024630d" officeooo:paragraph-rsid="00286c3e"/>
    </style:style>
    <style:style style:name="P42" style:family="paragraph" style:parent-style-name="Text_20_body" style:list-style-name="L5">
      <style:paragraph-properties fo:text-align="justify" style:justify-single-word="false"/>
      <style:text-properties officeooo:rsid="0024630d" officeooo:paragraph-rsid="002fc926"/>
    </style:style>
    <style:style style:name="P43" style:family="paragraph" style:parent-style-name="Text_20_body" style:list-style-name="L2">
      <style:text-properties officeooo:rsid="0024630d" officeooo:paragraph-rsid="0024630d"/>
    </style:style>
    <style:style style:name="P44" style:family="paragraph" style:parent-style-name="Text_20_body" style:list-style-name="L2">
      <style:paragraph-properties>
        <style:tab-stops>
          <style:tab-stop style:position="2.805cm"/>
        </style:tab-stops>
      </style:paragraph-properties>
      <style:text-properties officeooo:rsid="00257ee2" officeooo:paragraph-rsid="00257ee2"/>
    </style:style>
    <style:style style:name="P45" style:family="paragraph" style:parent-style-name="Text_20_body" style:list-style-name="L3">
      <style:text-properties officeooo:paragraph-rsid="00286c3e"/>
    </style:style>
    <style:style style:name="P46" style:family="paragraph" style:parent-style-name="Text_20_body" style:list-style-name="L3">
      <style:paragraph-properties>
        <style:tab-stops>
          <style:tab-stop style:position="2.805cm"/>
        </style:tab-stops>
      </style:paragraph-properties>
      <style:text-properties officeooo:paragraph-rsid="00286c3e"/>
    </style:style>
    <style:style style:name="P47" style:family="paragraph" style:parent-style-name="Text_20_body" style:list-style-name="L5">
      <style:paragraph-properties>
        <style:tab-stops>
          <style:tab-stop style:position="2.805cm"/>
        </style:tab-stops>
      </style:paragraph-properties>
      <style:text-properties officeooo:paragraph-rsid="002fc926"/>
    </style:style>
    <style:style style:name="P48" style:family="paragraph" style:parent-style-name="Text_20_body" style:list-style-name="L3">
      <style:paragraph-properties>
        <style:tab-stops>
          <style:tab-stop style:position="2.805cm"/>
        </style:tab-stops>
      </style:paragraph-properties>
      <style:text-properties officeooo:rsid="002a9a2c" officeooo:paragraph-rsid="002a9a2c"/>
    </style:style>
    <style:style style:name="P49" style:family="paragraph" style:parent-style-name="Text_20_body" style:list-style-name="L5">
      <style:paragraph-properties>
        <style:tab-stops>
          <style:tab-stop style:position="2.805cm"/>
        </style:tab-stops>
      </style:paragraph-properties>
      <style:text-properties officeooo:rsid="002a9a2c" officeooo:paragraph-rsid="002fc926"/>
    </style:style>
    <style:style style:name="P50" style:family="paragraph" style:parent-style-name="Text_20_body" style:list-style-name="L3">
      <style:paragraph-properties>
        <style:tab-stops>
          <style:tab-stop style:position="2.805cm"/>
        </style:tab-stops>
      </style:paragraph-properties>
      <style:text-properties officeooo:rsid="002a23cd" officeooo:paragraph-rsid="002a23cd"/>
    </style:style>
    <style:style style:name="P51" style:family="paragraph" style:parent-style-name="Text_20_body" style:list-style-name="L5">
      <style:paragraph-properties>
        <style:tab-stops>
          <style:tab-stop style:position="2.805cm"/>
        </style:tab-stops>
      </style:paragraph-properties>
      <style:text-properties officeooo:rsid="002a23cd" officeooo:paragraph-rsid="002fc926"/>
    </style:style>
    <style:style style:name="P52" style:family="paragraph" style:parent-style-name="Text_20_body" style:list-style-name="L5">
      <style:text-properties officeooo:paragraph-rsid="002fc926"/>
    </style:style>
    <style:style style:name="P53" style:family="paragraph" style:parent-style-name="Text_20_body" style:list-style-name="L5">
      <style:paragraph-properties fo:text-align="justify" style:justify-single-word="false"/>
      <style:text-properties fo:color="#000000" loext:opacity="100%" officeooo:rsid="002f3cd9" officeooo:paragraph-rsid="002fc926"/>
    </style:style>
    <style:style style:name="P54" style:family="paragraph" style:parent-style-name="Text_20_body">
      <style:paragraph-properties fo:text-align="justify" style:justify-single-word="false"/>
      <style:text-properties style:use-window-font-color="true" loext:opacity="0%" fo:font-weight="bold" officeooo:rsid="0036d976" officeooo:paragraph-rsid="0038fff9" fo:background-color="transparent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officeooo:rsid="003d68e5" officeooo:paragraph-rsid="003d68e5"/>
    </style:style>
    <style:style style:name="P56" style:family="paragraph" style:parent-style-name="Text_20_body">
      <style:paragraph-properties fo:text-align="justify" style:justify-single-word="false"/>
      <style:text-properties officeooo:rsid="003f62b2" officeooo:paragraph-rsid="003f62b2"/>
    </style:style>
    <style:style style:name="P57" style:family="paragraph" style:parent-style-name="Text_20_body">
      <style:paragraph-properties fo:text-align="justify" style:justify-single-word="false"/>
      <style:text-properties officeooo:rsid="003f62b2" officeooo:paragraph-rsid="0045e8cc"/>
    </style:style>
    <style:style style:name="P58" style:family="paragraph" style:parent-style-name="Text_20_body">
      <style:paragraph-properties fo:text-align="justify" style:justify-single-word="false"/>
      <style:text-properties officeooo:rsid="00418fc4" officeooo:paragraph-rsid="00418fc4"/>
    </style:style>
    <style:style style:name="P59" style:family="paragraph" style:parent-style-name="Text_20_body">
      <style:paragraph-properties fo:text-align="justify" style:justify-single-word="false"/>
      <style:text-properties officeooo:rsid="00476887" officeooo:paragraph-rsid="00476887"/>
    </style:style>
    <style:style style:name="P60" style:family="paragraph" style:parent-style-name="Text_20_body">
      <style:paragraph-properties fo:text-align="justify" style:justify-single-word="false"/>
      <style:text-properties officeooo:rsid="00336bc4" officeooo:paragraph-rsid="00336bc4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9fbe6" officeooo:paragraph-rsid="0049fbe6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bold" officeooo:paragraph-rsid="0038fff9" style:font-weight-asian="bold" style:font-weight-complex="bold"/>
    </style:style>
    <style:style style:name="T1" style:family="text">
      <style:text-properties officeooo:rsid="00160c9d"/>
    </style:style>
    <style:style style:name="T2" style:family="text">
      <style:text-properties officeooo:rsid="0017cbb1"/>
    </style:style>
    <style:style style:name="T3" style:family="text">
      <style:text-properties officeooo:rsid="001d3a76"/>
    </style:style>
    <style:style style:name="T4" style:family="text">
      <style:text-properties officeooo:rsid="001dd7f7"/>
    </style:style>
    <style:style style:name="T5" style:family="text">
      <style:text-properties officeooo:rsid="001f6637"/>
    </style:style>
    <style:style style:name="T6" style:family="text">
      <style:text-properties officeooo:rsid="0020ce08"/>
    </style:style>
    <style:style style:name="T7" style:family="text">
      <style:text-properties officeooo:rsid="00228165"/>
    </style:style>
    <style:style style:name="T8" style:family="text">
      <style:text-properties officeooo:rsid="001b4d58"/>
    </style:style>
    <style:style style:name="T9" style:family="text">
      <style:text-properties officeooo:rsid="0024630d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background-color="transparent" loext:char-shading-value="0"/>
    </style:style>
    <style:style style:name="T12" style:family="text">
      <style:text-properties fo:color="#c9211e" loext:opacity="100%" officeooo:rsid="0024630d" fo:background-color="transparent" loext:char-shading-value="0"/>
    </style:style>
    <style:style style:name="T13" style:family="text">
      <style:text-properties fo:color="#c9211e" loext:opacity="100%" officeooo:rsid="00257ee2" fo:background-color="transparent" loext:char-shading-value="0"/>
    </style:style>
    <style:style style:name="T14" style:family="text">
      <style:text-properties fo:color="#c9211e" loext:opacity="100%" officeooo:rsid="002a23cd" fo:background-color="transparent" loext:char-shading-value="0"/>
    </style:style>
    <style:style style:name="T15" style:family="text">
      <style:text-properties fo:color="#c9211e" loext:opacity="100%" officeooo:rsid="0032e5ea" fo:background-color="transparent" loext:char-shading-value="0"/>
    </style:style>
    <style:style style:name="T16" style:family="text">
      <style:text-properties fo:color="#c9211e" loext:opacity="100%" officeooo:rsid="004067a9" fo:background-color="transparent" loext:char-shading-value="0"/>
    </style:style>
    <style:style style:name="T17" style:family="text">
      <style:text-properties fo:color="#c9211e" loext:opacity="100%" officeooo:rsid="00426451" fo:background-color="transparent" loext:char-shading-value="0"/>
    </style:style>
    <style:style style:name="T18" style:family="text">
      <style:text-properties fo:color="#c9211e" loext:opacity="100%" officeooo:rsid="0044471b" fo:background-color="transparent" loext:char-shading-value="0"/>
    </style:style>
    <style:style style:name="T19" style:family="text">
      <style:text-properties fo:color="#c9211e" loext:opacity="100%" officeooo:rsid="00456ac8" fo:background-color="transparent" loext:char-shading-value="0"/>
    </style:style>
    <style:style style:name="T20" style:family="text">
      <style:text-properties fo:color="#c9211e" loext:opacity="100%" officeooo:rsid="0045e8cc" fo:background-color="transparent" loext:char-shading-value="0"/>
    </style:style>
    <style:style style:name="T21" style:family="text">
      <style:text-properties fo:color="#c9211e" loext:opacity="100%" officeooo:rsid="0024630d"/>
    </style:style>
    <style:style style:name="T22" style:family="text">
      <style:text-properties fo:color="#c9211e" loext:opacity="100%" officeooo:rsid="00257ee2"/>
    </style:style>
    <style:style style:name="T23" style:family="text">
      <style:text-properties fo:color="#c9211e" loext:opacity="100%" officeooo:rsid="0026e54d"/>
    </style:style>
    <style:style style:name="T24" style:family="text">
      <style:text-properties fo:color="#c9211e" loext:opacity="100%" officeooo:rsid="002a9a2c"/>
    </style:style>
    <style:style style:name="T25" style:family="text">
      <style:text-properties fo:color="#c9211e" loext:opacity="100%" fo:font-style="normal" fo:font-weight="normal" officeooo:rsid="004067a9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officeooo:rsid="00257ee2"/>
    </style:style>
    <style:style style:name="T28" style:family="text">
      <style:text-properties fo:color="#000000" loext:opacity="100%" officeooo:rsid="002a9a2c"/>
    </style:style>
    <style:style style:name="T29" style:family="text">
      <style:text-properties fo:color="#000000" loext:opacity="100%" officeooo:rsid="002afd60"/>
    </style:style>
    <style:style style:name="T30" style:family="text">
      <style:text-properties fo:color="#000000" loext:opacity="100%" officeooo:rsid="002f3cd9"/>
    </style:style>
    <style:style style:name="T31" style:family="text">
      <style:text-properties fo:color="#000000" loext:opacity="100%" officeooo:rsid="002fc926"/>
    </style:style>
    <style:style style:name="T32" style:family="text">
      <style:text-properties fo:color="#000000" loext:opacity="100%" officeooo:rsid="0032e5ea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officeooo:rsid="00257ee2"/>
    </style:style>
    <style:style style:name="T35" style:family="text">
      <style:text-properties fo:color="#ff0000" loext:opacity="100%" officeooo:rsid="002a9a2c"/>
    </style:style>
    <style:style style:name="T36" style:family="text">
      <style:text-properties fo:color="#ff0000" loext:opacity="100%" officeooo:rsid="002afd60"/>
    </style:style>
    <style:style style:name="T37" style:family="text">
      <style:text-properties fo:color="#ff0000" loext:opacity="100%" officeooo:rsid="002a9a2c" fo:background-color="transparent" loext:char-shading-value="0"/>
    </style:style>
    <style:style style:name="T38" style:family="text">
      <style:text-properties fo:color="#ff0000" loext:opacity="100%" officeooo:rsid="0032e5ea" fo:background-color="transparent" loext:char-shading-value="0"/>
    </style:style>
    <style:style style:name="T39" style:family="text">
      <style:text-properties fo:color="#ff0000" loext:opacity="100%" officeooo:rsid="002afd60" fo:background-color="transparent" loext:char-shading-value="0"/>
    </style:style>
    <style:style style:name="T40" style:family="text">
      <style:text-properties fo:color="#ff0000" loext:opacity="100%" officeooo:rsid="00324abb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officeooo:rsid="00257ee2"/>
    </style:style>
    <style:style style:name="T43" style:family="text">
      <style:text-properties style:use-window-font-color="true" loext:opacity="0%" officeooo:rsid="0024630d"/>
    </style:style>
    <style:style style:name="T44" style:family="text">
      <style:text-properties style:use-window-font-color="true" loext:opacity="0%" officeooo:rsid="002fc926"/>
    </style:style>
    <style:style style:name="T45" style:family="text">
      <style:text-properties style:use-window-font-color="true" loext:opacity="0%" fo:background-color="transparent" loext:char-shading-value="0"/>
    </style:style>
    <style:style style:name="T46" style:family="text">
      <style:text-properties style:use-window-font-color="true" loext:opacity="0%" officeooo:rsid="0024630d" fo:background-color="transparent" loext:char-shading-value="0"/>
    </style:style>
    <style:style style:name="T47" style:family="text">
      <style:text-properties style:use-window-font-color="true" loext:opacity="0%" officeooo:rsid="00257ee2" fo:background-color="transparent" loext:char-shading-value="0"/>
    </style:style>
    <style:style style:name="T48" style:family="text">
      <style:text-properties style:use-window-font-color="true" loext:opacity="0%" officeooo:rsid="0031dc3a" fo:background-color="transparent" loext:char-shading-value="0"/>
    </style:style>
    <style:style style:name="T49" style:family="text">
      <style:text-properties style:use-window-font-color="true" loext:opacity="0%" officeooo:rsid="00324abb" fo:background-color="transparent" loext:char-shading-value="0"/>
    </style:style>
    <style:style style:name="T50" style:family="text">
      <style:text-properties style:use-window-font-color="true" loext:opacity="0%" officeooo:rsid="002a23cd" fo:background-color="transparent" loext:char-shading-value="0"/>
    </style:style>
    <style:style style:name="T51" style:family="text">
      <style:text-properties style:use-window-font-color="true" loext:opacity="0%" officeooo:rsid="0032e5ea" fo:background-color="transparent" loext:char-shading-value="0"/>
    </style:style>
    <style:style style:name="T52" style:family="text">
      <style:text-properties style:use-window-font-color="true" loext:opacity="0%" officeooo:rsid="003329d7" fo:background-color="transparent" loext:char-shading-value="0"/>
    </style:style>
    <style:style style:name="T53" style:family="text">
      <style:text-properties style:use-window-font-color="true" loext:opacity="0%" officeooo:rsid="002afd60" fo:background-color="transparent" loext:char-shading-value="0"/>
    </style:style>
    <style:style style:name="T54" style:family="text">
      <style:text-properties style:use-window-font-color="true" loext:opacity="0%" officeooo:rsid="0034736a" fo:background-color="transparent" loext:char-shading-value="0"/>
    </style:style>
    <style:style style:name="T55" style:family="text">
      <style:text-properties style:use-window-font-color="true" loext:opacity="0%" officeooo:rsid="0036d976" fo:background-color="transparent" loext:char-shading-value="0"/>
    </style:style>
    <style:style style:name="T56" style:family="text">
      <style:text-properties style:use-window-font-color="true" loext:opacity="0%" officeooo:rsid="00373abc" fo:background-color="transparent" loext:char-shading-value="0"/>
    </style:style>
    <style:style style:name="T57" style:family="text">
      <style:text-properties style:use-window-font-color="true" loext:opacity="0%" officeooo:rsid="0038fff9" fo:background-color="transparent" loext:char-shading-value="0"/>
    </style:style>
    <style:style style:name="T58" style:family="text">
      <style:text-properties style:use-window-font-color="true" loext:opacity="0%" officeooo:rsid="003b4132" fo:background-color="transparent" loext:char-shading-value="0"/>
    </style:style>
    <style:style style:name="T59" style:family="text">
      <style:text-properties style:use-window-font-color="true" loext:opacity="0%" officeooo:rsid="003d68e5" fo:background-color="transparent" loext:char-shading-value="0"/>
    </style:style>
    <style:style style:name="T60" style:family="text">
      <style:text-properties style:use-window-font-color="true" loext:opacity="0%" officeooo:rsid="003f62b2" fo:background-color="transparent" loext:char-shading-value="0"/>
    </style:style>
    <style:style style:name="T61" style:family="text">
      <style:text-properties style:use-window-font-color="true" loext:opacity="0%" officeooo:rsid="004067a9" fo:background-color="transparent" loext:char-shading-value="0"/>
    </style:style>
    <style:style style:name="T62" style:family="text">
      <style:text-properties style:use-window-font-color="true" loext:opacity="0%" officeooo:rsid="00426451" fo:background-color="transparent" loext:char-shading-value="0"/>
    </style:style>
    <style:style style:name="T63" style:family="text">
      <style:text-properties style:use-window-font-color="true" loext:opacity="0%" officeooo:rsid="00456ac8" fo:background-color="transparent" loext:char-shading-value="0"/>
    </style:style>
    <style:style style:name="T64" style:family="text">
      <style:text-properties style:use-window-font-color="true" loext:opacity="0%" officeooo:rsid="0045e8cc" fo:background-color="transparent" loext:char-shading-value="0"/>
    </style:style>
    <style:style style:name="T65" style:family="text">
      <style:text-properties style:use-window-font-color="true" loext:opacity="0%" officeooo:rsid="00476887" fo:background-color="transparent" loext:char-shading-value="0"/>
    </style:style>
    <style:style style:name="T66" style:family="text">
      <style:text-properties officeooo:rsid="00257ee2"/>
    </style:style>
    <style:style style:name="T67" style:family="text">
      <style:text-properties officeooo:rsid="0026e54d"/>
    </style:style>
    <style:style style:name="T68" style:family="text">
      <style:text-properties officeooo:rsid="00286c3e"/>
    </style:style>
    <style:style style:name="T69" style:family="text">
      <style:text-properties officeooo:rsid="002a9a2c"/>
    </style:style>
    <style:style style:name="T70" style:family="text">
      <style:text-properties officeooo:rsid="002c3b25"/>
    </style:style>
    <style:style style:name="T71" style:family="text">
      <style:text-properties officeooo:rsid="002f3cd9"/>
    </style:style>
    <style:style style:name="T72" style:family="text">
      <style:text-properties officeooo:rsid="002fc926"/>
    </style:style>
    <style:style style:name="T73" style:family="text">
      <style:text-properties officeooo:rsid="0036d97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88cm" fo:text-indent="-0.635cm" fo:margin-left="2.5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23cm" fo:text-indent="-0.635cm" fo:margin-left="3.2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58cm" fo:text-indent="-0.635cm" fo:margin-left="3.8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93cm" fo:text-indent="-0.635cm" fo:margin-left="4.4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28cm" fo:text-indent="-0.635cm" fo:margin-left="5.1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98cm" fo:text-indent="-0.635cm" fo:margin-left="6.3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33cm" fo:text-indent="-0.635cm" fo:margin-left="7.0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68cm" fo:text-indent="-0.635cm" fo:margin-left="7.6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03cm" fo:text-indent="-0.635cm" fo:margin-left="8.303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7"/>
      <text:p text:style-name="P7">U<text:span text:style-name="T1">SO DE CHAVES </text:span><text:span text:style-name="T2">ESTRANGEIRAS E </text:span></text:p>
      <text:p text:style-name="P5">RELACIONAMENTO ENTRE TABEL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Nome: Anderson Paim dos Santos Vianna</text:p>
      <text:p text:style-name="P4">Turma: IntroBD-ADS-2024_2</text:p>
      <text:p text:style-name="P1">Data: 05 de Dezembro de 2024</text:p>
      <text:h text:style-name="P25" text:outline-level="1">Chaves Estrangeiras em Banco de Dados</text:h>
      <text:p text:style-name="P8"/>
      <text:h text:style-name="P26" text:outline-level="2">Introdução:</text:h>
      <text:p text:style-name="P2">O conceito aqui a ser abordado, <text:span text:style-name="T71">são</text:span> relaçõ<text:span text:style-name="T71">es</text:span> entre duas tabelas <text:span text:style-name="T4">para consultas </text:span><text:span text:style-name="T70">e integridade</text:span>, onde basicamente <text:span text:style-name="T3">no campo da determinado a </text:span><text:span text:style-name="T4">ter</text:span><text:span text:style-name="T3"> chave estrangeira constara </text:span>a chave primaria da tabela <text:span text:style-name="T3">ou tabelas envolvidas. Podemos ter mais de um campo com chave estrangeira que relaciona mais de uma tabela </text:span><text:span text:style-name="T71">ou a mesma tabela</text:span><text:span text:style-name="T3">, que este campo pode ser nominado de diversas formas.</text:span></text:p>
      <text:p text:style-name="P9">Esta relação não deve permitir modifica<text:span text:style-name="T4">ção</text:span> de uma tabela em outra direta, <text:span text:style-name="T4">sendo a principio somente para consulta </text:span><text:span text:style-name="T70">para manter a integridade dos dados da</text:span><text:span text:style-name="T71">s</text:span><text:span text:style-name="T70"> tabela</text:span><text:span text:style-name="T71">s relacionadas</text:span><text:span text:style-name="T4">.</text:span></text:p>
      <text:h text:style-name="P27" text:outline-level="2">Chave Primaria:</text:h>
      <text:p text:style-name="P21">Será o nome de uma coluna, onde terá somente dados não nulos e únicos, não podendo se repetir ocasionando identificação única de cada linha da coluna, <text:span text:style-name="T73">o valor da chave ate pode se repetir desde que o valor relacionados não se repita</text:span>. Esta coluna pode ser de incrementação automática, não sendo preciso incrementação com insert. A chave primaria sera referenciada a sua tabela, ou seja, não pode ter uma chave primaria com o nome de chave primaria que referência a uma tabela externa.</text:p>
      <text:h text:style-name="P28" text:outline-level="2">Chaves Estrangeiras:</text:h>
      <text:p text:style-name="P3">Como citei anteriormente são <text:span text:style-name="T5">relacionais para </text:span>consulta <text:span text:style-name="T71">e integridade</text:span> <text:span text:style-name="T5">basicamente</text:span>, onde não podem fazer alterações diretas entre elas <text:span text:style-name="T5">apesar de relacionadas pelos vínculos que a chave estrangeira trás, onde neste campo fica a chave primaria que vincula a outra tabela ou tabelas</text:span>. Conforme avançamos neste estudo vamos ter exemplos, <text:span text:style-name="T5">mas diferente da chave primaria a chave estrangeira tem critérios diferentes:</text:span></text:p>
      <text:p text:style-name="P3"/>
      <text:list text:style-name="L1">
        <text:list-item>
          <text:p text:style-name="P33">Pode ser nula em seu campo( NULL);</text:p>
        </text:list-item>
        <text:list-item>
          <text:p text:style-name="P34">É <text:span text:style-name="T5">um campo em uma tabela que faz referência a um campo que é chave primaria em outra tabela;</text:span></text:p>
        </text:list-item>
        <text:list-item>
          <text:p text:style-name="P34">É <text:span text:style-name="T5">possível </text:span><text:span text:style-name="T6">ter mais de uma (ou nenhuma) em uma tabela</text:span></text:p>
        </text:list-item>
      </text:list>
      <text:p text:style-name="P10">OBS.: Podemos ter chaves estrangeiras com valor nulo, gerando assim um registro órfão ou seja sem dados neste vinculo de registro que irei exemplificar, apesar que se faz necessário pra <text:span text:style-name="T7">entendimento do banco como situação possível.</text:span></text:p>
      <text:p text:style-name="P10"><text:soft-page-break/><text:span text:style-name="T7">Vamos ao </text:span><text:span text:style-name="T8">exemplo: se e</text:span><text:span text:style-name="T7">xiste</text:span><text:span text:style-name="T8"> um condomínio com estacionamento, temos uma tabela com </text:span><text:span text:style-name="T9">N </text:span><text:span text:style-name="T8">moradores e outra </text:span><text:span text:style-name="T7">tabela </text:span><text:span text:style-name="T8">com </text:span><text:span text:style-name="T7">N</text:span><text:span text:style-name="T8"> carros do estacionamento. Na tabela Estacionamento teremos uma chave estrangeira com ID_morador <text:s/>que sera uma chave primara da tabela Moradores, que neste caso sera o campo proprietário </text:span><text:span text:style-name="T7">na tabela estacionamento</text:span><text:span text:style-name="T8">; que nunca sera nula neste caso porque para haver um carro no estacionamento e obrigatório ter um proprietário, </text:span><text:span text:style-name="T3">que neste caso</text:span><text:span text:style-name="T8"> </text:span><text:span text:style-name="T3">sera um morador.</text:span></text:p>
      <text:p text:style-name="P9">Já a premissa inversa não e fato, porque nem todo morador necessariamente tem um carro, portanto se houve<text:span text:style-name="T7">r</text:span> uma chave estrangeira na tabela morador com campo <text:span text:style-name="T72">ID_carro poderia</text:span> ocorreria o valor null.</text:p>
      <text:p text:style-name="P11">Agora irei codificar em SQL para exemplifica a ideia:</text:p>
      <text:p text:style-name="P11">Segue <text:span text:style-name="T9">o código da tabela Moradores </text:span><text:span text:style-name="T66">sem chave estrangeira:</text:span></text:p>
      <text:p text:style-name="P12"><text:span text:style-name="T11"/></text:p>
      <text:list text:style-name="L2">
        <text:list-item>
          <text:p text:style-name="P40"><text:span text:style-name="T11">CREATE TABLE</text:span><text:span text:style-name="T10"> </text:span>moradores</text:p>
          <text:p text:style-name="P40">{</text:p>
        </text:list-item>
        <text:list-item>
          <text:p text:style-name="P39"><text:span text:style-name="T9">ID_moradores </text:span><text:span text:style-name="T21">INT</text:span><text:span text:style-name="T9"> </text:span><text:span text:style-name="T21">PRIMARY KEY,</text:span></text:p>
        </text:list-item>
        <text:list-item>
          <text:p text:style-name="P43"><text:span text:style-name="T41">nome </text:span><text:span text:style-name="T22">VARCHAR </text:span><text:span text:style-name="T42">(255),</text:span></text:p>
        </text:list-item>
        <text:list-item>
          <text:p text:style-name="P44"><text:span text:style-name="T41">apartamento </text:span><text:span text:style-name="T33">VARCHAR </text:span><text:span text:style-name="T26">(255),</text:span></text:p>
        </text:list-item>
        <text:list-item>
          <text:p text:style-name="P44"><text:span text:style-name="T26">telefone_contato </text:span><text:span text:style-name="T10">VARCHAR</text:span><text:span text:style-name="T26"> (255),</text:span></text:p>
        </text:list-item>
      </text:list>
      <text:p text:style-name="P13"><text:s text:c="4"/>};</text:p>
      <text:p text:style-name="P15">No item 1 foi dado o comando para a criação da tabela moradores, <text:span text:style-name="T67">já no item 2</text:span> onde se tem uma chave primaria <text:span text:style-name="T67">da tabela ‘</text:span><text:span text:style-name="T23">PRIMARY KEY</text:span><text:span text:style-name="T67">’ </text:span><text:span text:style-name="T68">que não pode ser repetida e/ou nula (NULL)</text:span><text:span text:style-name="T67"> </text:span><text:span text:style-name="T68">ID_</text:span><text:span text:style-name="T67">morador</text:span><text:span text:style-name="T68">e</text:span><text:span text:style-name="T67">s que sera um inteiro ‘</text:span><text:span text:style-name="T23">INT</text:span><text:span text:style-name="T67">’, no item 3 </text:span><text:span text:style-name="T68">a 5 </text:span><text:span text:style-name="T67"><text:s/>temos </text:span><text:span text:style-name="T68">as demais definições dos campos da tabela moradores sendo cada um um VARCHAR com ate 255 caracteres.</text:span></text:p>
      <text:p text:style-name="P17">Segue o código da tabela Moradores com chave estrangeira.</text:p>
      <text:p text:style-name="P17"/>
      <text:list text:style-name="L3">
        <text:list-item>
          <text:p text:style-name="P35"><text:span text:style-name="T12">CREATE TABLE</text:span><text:span text:style-name="T21"> </text:span><text:span text:style-name="T9">moradores</text:span></text:p>
          <text:p text:style-name="P41">{</text:p>
        </text:list-item>
        <text:list-item>
          <text:p text:style-name="P45"><text:span text:style-name="T9">ID_moradores </text:span><text:span text:style-name="T21">INT</text:span><text:span text:style-name="T9"> </text:span><text:span text:style-name="T21">PRIMARY KEY,</text:span></text:p>
        </text:list-item>
        <text:list-item>
          <text:p text:style-name="P45"><text:span text:style-name="T43">nome </text:span><text:span text:style-name="T22">VARCHAR </text:span><text:span text:style-name="T42">(255),</text:span></text:p>
        </text:list-item>
        <text:list-item>
          <text:p text:style-name="P46"><text:span text:style-name="T42">apartamento </text:span><text:span text:style-name="T34">VARCHAR </text:span><text:span text:style-name="T27">(255),</text:span></text:p>
        </text:list-item>
        <text:list-item>
          <text:p text:style-name="P46"><text:span text:style-name="T27">telefone_contato </text:span><text:span text:style-name="T22">VARCHAR</text:span><text:span text:style-name="T27"> (255),</text:span></text:p>
        </text:list-item>
        <text:list-item>
          <text:p text:style-name="P48"><text:span text:style-name="T27">I</text:span><text:span text:style-name="T26">D_carro int,</text:span></text:p>
        </text:list-item>
        <text:list-item>
          <text:p text:style-name="P50"><text:span text:style-name="T22">C</text:span><text:span text:style-name="T10">ONSTRAINT</text:span><text:span text:style-name="T26"> fk_</text:span><text:span text:style-name="T32">estaci</text:span><text:span text:style-name="T26">mora</text:span><text:span text:style-name="T32">dor</text:span><text:span text:style-name="T26"> </text:span><text:span text:style-name="T10">FOREIGN KEY</text:span><text:span text:style-name="T26"> (ID_</text:span><text:span text:style-name="T28">carro</text:span><text:span text:style-name="T26">) </text:span><text:span text:style-name="T10">REFERENCES</text:span><text:span text:style-name="T26"> </text:span><text:span text:style-name="T28">estacionamento (ID_carro)</text:span></text:p>
        </text:list-item>
      </text:list>
      <text:p text:style-name="P14"><text:soft-page-break/><text:s text:c="4"/>};</text:p>
      <text:p text:style-name="P16">No item 1 foi dado o comando para a criação da tabela moradores, <text:span text:style-name="T67">já no item 2</text:span> onde se tem uma chave primaria <text:span text:style-name="T67">da tabela ‘</text:span><text:span text:style-name="T23">PRIMARY KEY</text:span><text:span text:style-name="T67">’ </text:span><text:span text:style-name="T68">que não pode ser repetida e/ou nula (NULL)</text:span><text:span text:style-name="T67"> </text:span><text:span text:style-name="T68">ID_</text:span><text:span text:style-name="T67">morador</text:span><text:span text:style-name="T68">e</text:span><text:span text:style-name="T67">s que sera um inteiro ‘</text:span><text:span text:style-name="T23">INT</text:span><text:span text:style-name="T67">’, no item 3 </text:span><text:span text:style-name="T68">a 5 </text:span><text:span text:style-name="T67"><text:s/>temos </text:span><text:span text:style-name="T68">as demais definições dos campos da tabela moradores sendo cada um um VARCHAR com ate 255 caracteres, </text:span><text:span text:style-name="T69">no item 6 temos o campo novo ID_carro, do tipo inteiro, ele sera o representante da nossa chave estrangeira que sera a chave primaria do carro que ela possa vir a ter ou não, necessariamente o morador tem um carro em caso negativo de posse de veiculo este campo recebe o </text:span><text:span text:style-name="T24">NULL</text:span><text:span text:style-name="T28">. No item 7 temos a definição da chave estrangeira propriamente dita. Observe que adicionamos uma </text:span><text:span text:style-name="T35">CONSTRAINT</text:span><text:span text:style-name="T28"> chamada </text:span><text:span text:style-name="T35">fk_</text:span><text:span text:style-name="T40">estaci</text:span><text:span text:style-name="T35">mora </text:span><text:span text:style-name="T28">(nome padrão: misto dos nomes das tabelas relacionadas com o prefixo </text:span><text:span text:style-name="T35">fk</text:span><text:span text:style-name="T28">) como </text:span><text:span text:style-name="T35">FOREIGN KEY</text:span><text:span text:style-name="T28"> (chave estrangeira) e a associamos ao campo ID_carro </text:span><text:span text:style-name="T29">da tabela moradores. Na mesma tabela temos a definição da palavra-chave (</text:span><text:span text:style-name="T36">REFERENCES</text:span><text:span text:style-name="T29">) na tabela estacionamento, especificamente o campo ID_carro da tabela estacionamento.</text:span></text:p>
      <text:p text:style-name="P19"><text:span text:style-name="T28">N</text:span><text:span text:style-name="T26">este exemplo que informei no campo ID_carro pode retorna </text:span><text:span text:style-name="T33">NULL</text:span><text:span text:style-name="T26">, porque como informado anteriormente não e obrigatório que o morador tenha um carro.</text:span><text:span text:style-name="T30"> Portanto vamos continuar com a confecção da tabela do estacionamento, onde irei codificar com a chave estrangeira, eliminando o código exemplo da tabela sem a chave estrangeira.</text:span></text:p>
      <text:p text:style-name="P18">Segue o código da tabela Moradores com chave estrangeira.</text:p>
      <text:list text:style-name="L4">
        <text:list-header>
          <text:p text:style-name="P36"><text:span text:style-name="T12"/></text:p>
        </text:list-header>
      </text:list>
      <text:list text:style-name="L5">
        <text:list-item>
          <text:p text:style-name="P37"><text:span text:style-name="T12">CREATE TABLE</text:span><text:span text:style-name="T21"> </text:span><text:span text:style-name="T72">estacionamento</text:span></text:p>
          <text:p text:style-name="P42">{</text:p>
        </text:list-item>
        <text:list-item>
          <text:p text:style-name="P52"><text:span text:style-name="T9">ID_</text:span><text:span text:style-name="T72">carro</text:span><text:span text:style-name="T9"> </text:span><text:span text:style-name="T21">INT</text:span><text:span text:style-name="T9"> </text:span><text:span text:style-name="T21">PRIMARY KEY,</text:span></text:p>
        </text:list-item>
        <text:list-item>
          <text:p text:style-name="P52"><text:span text:style-name="T43">nome </text:span><text:span text:style-name="T22">VARCHAR </text:span><text:span text:style-name="T42">(255),</text:span></text:p>
        </text:list-item>
        <text:list-item>
          <text:p text:style-name="P47"><text:span text:style-name="T44">marca</text:span><text:span text:style-name="T42"> </text:span><text:span text:style-name="T34">VARCHAR </text:span><text:span text:style-name="T27">(255),</text:span></text:p>
        </text:list-item>
        <text:list-item>
          <text:p text:style-name="P47"><text:span text:style-name="T31">placa</text:span><text:span text:style-name="T27"> </text:span><text:span text:style-name="T22">VARCHAR</text:span><text:span text:style-name="T27"> (255),</text:span></text:p>
        </text:list-item>
        <text:list-item>
          <text:p text:style-name="P49"><text:span text:style-name="T31">proprietário</text:span><text:span text:style-name="T26"> int,</text:span></text:p>
        </text:list-item>
        <text:list-item>
          <text:p text:style-name="P51"><text:span text:style-name="T22">C</text:span><text:span text:style-name="T10">ONSTRAINT</text:span><text:span text:style-name="T26"> fk_mora</text:span><text:span text:style-name="T32">estaci</text:span><text:span text:style-name="T26"> </text:span><text:span text:style-name="T10">FOREIGN KEY</text:span><text:span text:style-name="T26"> (</text:span><text:span text:style-name="T31">proprietario</text:span><text:span text:style-name="T26">) </text:span><text:span text:style-name="T10">REFERENCES</text:span><text:span text:style-name="T26"> </text:span><text:span text:style-name="T31">moradores</text:span><text:span text:style-name="T28"> (ID_</text:span><text:span text:style-name="T31">moradores</text:span><text:span text:style-name="T28">)</text:span></text:p>
          <text:p text:style-name="P53">};</text:p>
        </text:list-item>
      </text:list>
      <text:p text:style-name="P20"><text:span text:style-name="T26">O</text:span><text:span text:style-name="T30"> </text:span><text:span text:style-name="T26">item 1 temos a </text:span><text:span text:style-name="T41">criação</text:span><text:span text:style-name="T26"> da tabela estacionamento </text:span><text:span text:style-name="T12">CREATE TABLE</text:span><text:span text:style-name="T46">, </text:span><text:span text:style-name="T45">no item 2 temos ID_carro que e a chave primaria de </text:span><text:span text:style-name="T12">INT</text:span><text:span text:style-name="T46"> </text:span><text:span text:style-name="T12">PRIMARY KEY</text:span><text:span text:style-name="T46">, </text:span><text:span text:style-name="T45">do tipo inteiro <text:s/></text:span><text:span text:style-name="T12">INT</text:span><text:span text:style-name="T46">, </text:span><text:span text:style-name="T45">dos itens 3 a 5 temos outros diversas colunas com características diferentes com o campo de ate 255 caracteres e de variável do tipo <text:s/></text:span><text:span text:style-name="T13">VARCHAR</text:span><text:span text:style-name="T47">, </text:span><text:span text:style-name="T45">no item 6 temos o FK(Foreign Key) </text:span><text:span text:style-name="T48">denominado proprietário, de valor inteiro, </text:span><text:span text:style-name="T49">que representa a chave estrangeira, no item 7 </text:span><text:soft-page-break/><text:span text:style-name="T49">temos a definição de chave estrangeira propriamente dita, onde </text:span><text:span text:style-name="T13">C</text:span><text:span text:style-name="T14">ONSTRAINT</text:span><text:span text:style-name="T50"> </text:span><text:span text:style-name="T49">sera a restrição chamada </text:span><text:span text:style-name="T37">fk_mora</text:span><text:span text:style-name="T38">estaci</text:span><text:span text:style-name="T49"> </text:span><text:span text:style-name="T51">(nome padrão: misto dos nomes das tabelas relacionadas com prefixo </text:span><text:span text:style-name="T15">fk</text:span><text:span text:style-name="T51">) como </text:span><text:span text:style-name="T37">FOREIGN KEY </text:span><text:span text:style-name="T52">(chave estrangeira) e a associamos ao campo proprietário da tabela estacionamento, </text:span><text:span text:style-name="T48"><text:s/></text:span><text:span text:style-name="T52">onde sera definido a palavra-chave <text:s/></text:span><text:span text:style-name="T39">REFERENCES</text:span><text:span text:style-name="T53"> </text:span><text:span text:style-name="T52">na tabela moradores, especificamente na coluna ID_moradores.</text:span></text:p>
      <text:p text:style-name="P60"><text:span text:style-name="T52">C</text:span><text:span text:style-name="T45">om isto verificamos que não </text:span><text:span text:style-name="T54">existe carro sem proprietário, que neste caso sera um morador, com a utilização da chave estrangeira vamos ver teremos integridade dos dados, porque no fim caso se tentar remover um dado da coluna ID_carro através da tabela moradores ocorra um erro e vi</text:span><text:span text:style-name="T55">c</text:span><text:span text:style-name="T54">e e versa.</text:span></text:p>
      <text:h text:style-name="P29" text:outline-level="2"><text:span text:style-name="T55">Comando Unique</text:span><text:span text:style-name="T54">:</text:span></text:h>
      <text:p text:style-name="P23"><text:span text:style-name="T54">S</text:span><text:span text:style-name="T45">erve como um forma de restri</text:span><text:span text:style-name="T56">ção de duplicatas de dados em colunas, com isso teremos um identificador único podendo ter um valor nulo, colaborando com um controle.</text:span><text:span text:style-name="T45"> </text:span></text:p>
      <text:h text:style-name="P30" text:outline-level="2"><text:span text:style-name="T55">Comando </text:span><text:span text:style-name="T59">Join</text:span><text:span text:style-name="T54">:</text:span></text:h>
      <text:p text:style-name="P55"><text:span text:style-name="T54">O </text:span><text:span text:style-name="T45">join e um comando que </text:span><text:span text:style-name="T60">combina os registros de uma ou mais tabelas em um banco de dados de forma não permanente.</text:span></text:p>
      <text:p text:style-name="P56"><text:span text:style-name="T45">Inner Join será o registro que corresponde unicamente em ambas tabelas creio que pode ser usado plenamente no caso de carro proprietário, </text:span><text:span text:style-name="T64">segue o código:</text:span></text:p>
      <text:p text:style-name="P56"><text:span text:style-name="T64">select moradores.nome, moradores.apartamento, estacionamento.nome, estacionamento.placa</text:span></text:p>
      <text:p text:style-name="P56"><text:span text:style-name="T64">from moradores </text:span></text:p>
      <text:p text:style-name="P56"><text:span text:style-name="T64"><text:tab/>inner join estacionamento on moradores.ID_moradores = estacionamento.proprietario</text:span></text:p>
      <text:p text:style-name="P56"><text:span text:style-name="T64"><text:s text:c="4"/>where estacionamento.proprietario like '%'; -- consegui fazer a busca por todos os proprietários com seus apartamento de todos os veículos.</text:span></text:p>
      <text:p text:style-name="P57"><text:span text:style-name="T64"><text:s text:c="3"/></text:span><text:span text:style-name="T61">Onde creio, o</text:span><text:span text:style-name="T16"> </text:span><text:span text:style-name="T17">SELECT</text:span><text:span text:style-name="Emphasis"><text:span text:style-name="T25"> </text:span></text:span><text:span text:style-name="T61">sera para seleção para a seleção dos campos </text:span><text:span text:style-name="T62">ou colunas </text:span><text:span text:style-name="T61">que iram aparecer na busca, </text:span><text:span text:style-name="T62">o</text:span><text:span text:style-name="T17"> FROM</text:span><text:span text:style-name="T62"> sera onde ira ocorrer a busca dos campos do </text:span><text:span text:style-name="T17">select </text:span><text:span text:style-name="T62">na tabela que ira estar informada no </text:span><text:span text:style-name="T17">from</text:span><text:span text:style-name="T62">, no</text:span><text:span text:style-name="T17"> </text:span><text:span text:style-name="T20">INNER</text:span><text:span text:style-name="T18"> JOIN</text:span><text:span text:style-name="T63"> sera da tabela estacionamento com a moradores que creio eu, <text:s/>onde o </text:span><text:span text:style-name="T19">ON </text:span><text:span text:style-name="T63">fara ou indicara a ligação da coluna da tabela moradores e da coluna <text:s/>ID_moradores com a tabela estacionamento <text:s/>e da coluna proprietário, onde eu quero através do comando </text:span><text:span text:style-name="T19">WHERE</text:span><text:span text:style-name="T63">, </text:span><text:span text:style-name="T64">que irei especificar o critério de busca em conjunto com </text:span><text:span text:style-name="T20">LIKE </text:span><text:span text:style-name="T64">qualquer coisa no proprietário que ira me retornar campos com equivalência na tabela moradores.</text:span></text:p>
      <text:p text:style-name="P56"><text:span text:style-name="T45">Left Join ira me informar </text:span><text:span text:style-name="T61">todos as informações da tabela que eu posicionar a esquerda que neste caso em especifico sera moradores:</text:span></text:p>
      <text:p text:style-name="P56"><text:soft-page-break/><text:span text:style-name="T61">select moradores.nome, moradores.apartamento, estacionamento.nome, estacionamento.placa</text:span></text:p>
      <text:p text:style-name="P56"><text:span text:style-name="T61">from moradores </text:span></text:p>
      <text:p text:style-name="P56"><text:span text:style-name="T61"><text:tab/>left join estacionamento on moradores.ID_moradores = estacionamento.proprietario</text:span></text:p>
      <text:p text:style-name="P56"><text:span text:style-name="T61"><text:s text:c="4"/>where moradores.ID_moradores like '%'; -- consegui fazer a busca por todos os moradores mesmo sem carro. Onde creio, o</text:span><text:span text:style-name="T16"> </text:span><text:span text:style-name="T17">SELECT</text:span><text:span text:style-name="Emphasis"><text:span text:style-name="T25"> </text:span></text:span><text:span text:style-name="T61">sera para seleção para a seleção dos campos </text:span><text:span text:style-name="T62">ou colunas </text:span><text:span text:style-name="T61">que iram aparecer na busca, </text:span><text:span text:style-name="T62">o</text:span><text:span text:style-name="T17"> FROM</text:span><text:span text:style-name="T62"> sera onde ira ocorrer a busca dos campos do </text:span><text:span text:style-name="T17">select </text:span><text:span text:style-name="T62">na tabela que ira estar informada no </text:span><text:span text:style-name="T17">from</text:span><text:span text:style-name="T62">, no </text:span><text:span text:style-name="T18">LEFT JOIN </text:span><text:span text:style-name="T63">que sera da tabela estacionamento com a moradores que estará a esquerda creio eu, <text:s/>onde o </text:span><text:span text:style-name="T19">ON </text:span><text:span text:style-name="T63">fara ou indicara a ligação da coluna da tabela moradores e da coluna <text:s/>ID_moradores com a tabela estacionamento <text:s/>e da coluna proprietário, onde eu quero através do comando </text:span><text:span text:style-name="T19">WHERE</text:span><text:span text:style-name="T63">, </text:span><text:span text:style-name="T64">que irei especificar o critério de busca em conjunto com </text:span><text:span text:style-name="T20">LIKE </text:span><text:span text:style-name="T64">qualquer coisa ou seja todos os moradores independente de ter carro ou não.</text:span></text:p>
      <text:p text:style-name="P58"><text:span text:style-name="T61">R</text:span><text:span text:style-name="T45">ight Join ira informar todos as informações da tabela que eu posiciona a direita.</text:span></text:p>
      <text:p text:style-name="P58"><text:span text:style-name="T45">Full Outer Join vai retornar todas as linhas correspondente tanto a direita a esquerda.</text:span></text:p>
      <text:h text:style-name="P31" text:outline-level="2"><text:span text:style-name="T55">Có</text:span><text:span text:style-name="T57">digo em SQL com comentários:</text:span></text:h>
      <text:p text:style-name="P61"><text:span text:style-name="T45">Primeiro</text:span><text:span text:style-name="T57"> Banco </text:span><text:span text:style-name="T45">Condominio</text:span></text:p>
      <text:p text:style-name="P22"><text:span text:style-name="T57"/></text:p>
      <text:p text:style-name="P54">DROP DATABASE IF EXISTS condominio;</text:p>
      <text:p text:style-name="P54">CREATE DATABASE condomínio;</text:p>
      <text:p text:style-name="P54">USE condomínio;</text:p>
      <text:p text:style-name="P54">CREATE TABLE moradores( <text:s text:c="6"/></text:p>
      <text:p text:style-name="P54">ID_moradores INT PRIMARY KEY AUTO_INCREMENT,</text:p>
      <text:p text:style-name="P54">nome VARCHAR (255),</text:p>
      <text:p text:style-name="P54">apartamento VARCHAR (255),</text:p>
      <text:p text:style-name="P54">telefone_contato VARCHAR (255)</text:p>
      <text:p text:style-name="P54">);</text:p>
      <text:p text:style-name="P54">CREATE TABLE estacionamento</text:p>
      <text:p text:style-name="P54">(</text:p>
      <text:p text:style-name="P54">ID_carro INT PRIMARY KEY, -- não inseri o auto_increment e tenho que informar os ID's dos carros.</text:p>
      <text:p text:style-name="P54">nome VARCHAR (255),</text:p>
      <text:p text:style-name="P54">marca VARCHAR (255),</text:p>
      <text:p text:style-name="P54"><text:soft-page-break/>placa VARCHAR (255) unique, -- coloquei o comando unique apos os testes vou tentar inserir uma placa duplicada</text:p>
      <text:p text:style-name="P54">proprietario int,</text:p>
      <text:p text:style-name="P54">CONSTRAINT fk_moraestaci FOREIGN KEY (proprietario) REFERENCES moradores (ID_moradores)</text:p>
      <text:p text:style-name="P54">);</text:p>
      <text:p text:style-name="P54">INSERT INTO moradores (nome, apartamento, telefone_contato) VALUES</text:p>
      <text:p text:style-name="P54">('Maria', '102', '333102'),</text:p>
      <text:p text:style-name="P54">('João', '103', '333103'),</text:p>
      <text:p text:style-name="P54">('Zeze', '104', '333104');</text:p>
      <text:p text:style-name="P54">select ID_moradores, nome, apartamento, telefone_contato from moradores where nome like '%';</text:p>
      <text:p text:style-name="P62"><text:span text:style-name="T55"/></text:p>
      <text:p text:style-name="P54">INSERT INTO estacionamento (ID_carro, nome, marca, placa, proprietario) VALUES</text:p>
      <text:p text:style-name="P54">(1, 'pampa', 'chevrolet', 'abc-12102', '1'),</text:p>
      <text:p text:style-name="P54">(2, 'celta', 'chevrolet', 'bcd-23102', '1'),</text:p>
      <text:p text:style-name="P54">(3, 'corsa', 'chevrolet', 'cde-34102', '1'),</text:p>
      <text:p text:style-name="P54">(4, 'c3', 'citroem', 'def-12103', '2'),</text:p>
      <text:p text:style-name="P54">(5, 'sandero', 'renault', 'efg-23103', '2'),</text:p>
      <text:p text:style-name="P54">(6, 'corsa', 'chevrolet', 'fgh-12104', '3');</text:p>
      <text:p text:style-name="P54">select ID_carro, nome, marca, placa, proprietario from estacionamento where placa like '%e%';</text:p>
      <text:p text:style-name="P54">select ID_carro, nome, marca, placa, proprietario from estacionamento where nome like '%';</text:p>
      <text:p text:style-name="P54">delete from moradores where ID_moradores=1; -- tentei deletar pra ver se funcionou a chave estrangeira--</text:p>
      <text:p text:style-name="P54">insert into moradores (nome, apartamento, telefone_contato) values -- inserção de teste funcionou</text:p>
      <text:p text:style-name="P54">('Flor', '105', '333105');</text:p>
      <text:p text:style-name="P54">INSERT INTO moradores (nome, apartamento, telefone_contato) VALUES -- inseri estes dados por engano e ficou duplicado</text:p>
      <text:p text:style-name="P54">('Maria', '102', '333102'),</text:p>
      <text:p text:style-name="P54">('João', '103', '333103'),</text:p>
      <text:p text:style-name="P54">('Zeze', '104', '333104');</text:p>
      <text:p text:style-name="P54"><text:soft-page-break/>update moradores set apartamento=apartamento+4, telefone_contato=telefone_contato+4 where Id_moradores &gt; 4; -- correção dos dados duplicados</text:p>
      <text:p text:style-name="P54">select ID_moradores, nome, apartamento, telefone_contato from moradores where nome like '%';</text:p>
      <text:p text:style-name="P62"><text:span text:style-name="T55"/></text:p>
      <text:p text:style-name="P54">delete nome, apartamento, telefone_contato, marca, placa, proprietario </text:p>
      <text:p text:style-name="P54">from moradores, estacionamento </text:p>
      <text:p text:style-name="P54">where moradores.ID_moradores = estacionamento.proprietario = 3; -- não consegui fazer o delete do morador ID 3 que esta atribuido a um unico veiculo</text:p>
      <text:p text:style-name="P62"><text:span text:style-name="T55"/></text:p>
      <text:p text:style-name="P54">select moradores.nome, moradores.apartamento, estacionamento.nome, estacionamento.placa</text:p>
      <text:p text:style-name="P54">from moradores </text:p>
      <text:p text:style-name="P54"><text:tab/>left join estacionamento on moradores.ID_moradores = estacionamento.proprietario</text:p>
      <text:p text:style-name="P54"><text:s text:c="4"/>where estacionamento.proprietario like '%'; -- consegui fazer a busca por todos os proprietarios com seus apartamento de todos os veiculos.</text:p>
      <text:p text:style-name="P54"><text:s text:c="4"/></text:p>
      <text:p text:style-name="P54">INSERT INTO estacionamento (ID_carro, nome, marca, placa, proprietario) VALUES</text:p>
      <text:p text:style-name="P54">(8, 'livina', 'nissan', 'abc-12102', '7'); -- esqueci de atualizar a planilha vou dar um drop no banco e tenta depois.</text:p>
      <text:p text:style-name="P54">INSERT INTO estacionamento (ID_carro, nome, marca, placa, proprietario) VALUES</text:p>
      <text:p text:style-name="P62"><text:span text:style-name="T55">(8, 'livina', 'nissan', 'abc-12108', '7'); -- fazendo a correção da placa func</text:span><text:span text:style-name="T58">ionou perfeitamente.</text:span></text:p>
      <text:p text:style-name="P22"><text:span text:style-name="T58"/></text:p>
      <text:p text:style-name="P61"><text:span text:style-name="T58">S</text:span><text:span text:style-name="T45">egundo Banco IFRS</text:span></text:p>
      <text:p text:style-name="P61"><text:span text:style-name="T45"/></text:p>
      <text:p text:style-name="P61"><text:span text:style-name="T45">DROP DATABASE IF EXISTS ifrs;</text:span></text:p>
      <text:p text:style-name="P61"><text:span text:style-name="T45">CREATE DATABASE ifrs;</text:span></text:p>
      <text:p text:style-name="P61"><text:span text:style-name="T45">USE ifrs;</text:span></text:p>
      <text:p text:style-name="P61"><text:span text:style-name="T45">CREATE TABLE alunos( <text:s text:c="6"/>-- não e possivel fazer esta tabela antes de fazer a tabela disciplina.</text:span></text:p>
      <text:p text:style-name="P61"><text:soft-page-break/><text:span text:style-name="T45">ID_matricula INT PRIMARY KEY AUTO_INCREMENT,</text:span></text:p>
      <text:p text:style-name="P61"><text:span text:style-name="T45">nome VARCHAR (255),</text:span></text:p>
      <text:p text:style-name="P61"><text:span text:style-name="T45">data_nasc VARCHAR (255),</text:span></text:p>
      <text:p text:style-name="P61"><text:span text:style-name="T45">disciplinas VARCHAR (255),</text:span></text:p>
      <text:p text:style-name="P61"><text:span text:style-name="T45">Turno varchar(255),</text:span></text:p>
      <text:p text:style-name="P61"><text:span text:style-name="T45">CONSTRAINT fk_alunosdisciplina FOREIGN KEY (disciplinas) REFERENCES disciplinas(ID_disciplina)</text:span></text:p>
      <text:p text:style-name="P61"><text:span text:style-name="T45">);</text:span></text:p>
      <text:p text:style-name="P61"><text:span text:style-name="T45">CREATE TABLE disciplinas</text:span></text:p>
      <text:p text:style-name="P61"><text:span text:style-name="T45">(</text:span></text:p>
      <text:p text:style-name="P61"><text:span text:style-name="T45">ID_disciplina varchar(255) PRIMARY KEY, -- não inseri o auto_increment e tenho que informar os ID's dos carros.</text:span></text:p>
      <text:p text:style-name="P61"><text:span text:style-name="T45">nome_disciplina VARCHAR (255),</text:span></text:p>
      <text:p text:style-name="P61"><text:span text:style-name="T45">nome_aluno VARCHAR (255),</text:span></text:p>
      <text:p text:style-name="P61"><text:span text:style-name="T45">matricula_aluno int</text:span></text:p>
      <text:p text:style-name="P61"><text:span text:style-name="T45">);</text:span></text:p>
      <text:p text:style-name="P61"><text:span text:style-name="T45">INSERT INTO alunos (nome, data_nasc, disciplinas, Turno) VALUES</text:span></text:p>
      <text:p text:style-name="P61"><text:span text:style-name="T45">('Maria', '12/12/2000', 'prog1','tarde'),</text:span></text:p>
      <text:p text:style-name="P61"><text:span text:style-name="T45">('Joao', '13/12/2000', 'bd1','manha'),</text:span></text:p>
      <text:p text:style-name="P61"><text:span text:style-name="T45">('Zeze', '14/12/2000', 'log1','noite');</text:span></text:p>
      <text:p text:style-name="P61"><text:span text:style-name="T45"/></text:p>
      <text:p text:style-name="P61"><text:span text:style-name="T45">INSERT INTO disciplinas (ID_disciplina, nome_disciplina, nome_aluno, matricula_aluno) VALUES</text:span></text:p>
      <text:p text:style-name="P61"><text:span text:style-name="T45">('prog1', 'programção', 'Maria','123'),</text:span></text:p>
      <text:p text:style-name="P61"><text:span text:style-name="T45">('bd1', 'banco', 'Joao','234'),</text:span></text:p>
      <text:p text:style-name="P61"><text:span text:style-name="T45">('log1', 'logica', 'Zeze','345');</text:span></text:p>
      <text:h text:style-name="P32" text:outline-level="2"><text:span text:style-name="T55">C</text:span><text:span text:style-name="T65">onsidarações Finais</text:span><text:span text:style-name="T57">:</text:span></text:h>
      <text:p text:style-name="P59"><text:span text:style-name="T57">C</text:span><text:span text:style-name="T45">reio que apesar de superficial na forma de abordagem, se tonar uma poderosa ferramenta o uso do banco de dados e onde temos as tabelas que teremos chaves primarias e em alguns casos estrangeiras onde a primaria sera para identificador único como diz o trabalho, já estrangeira para ligação e integridade dos bancos ligados, neste caso de estudo temos o banco condomínio e o banco ifrs. Os JOIN tentam através dos exemplos demostrar as relações para consulta do das tabelas que se cruzam. Neste caso creio que veio a demonstrar como de forma bem eficiente.</text:span></text:p>
      <text:p text:style-name="P59"><text:soft-page-break/><text:span text:style-name="T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top="0cm" fo:margin-bottom="0cm" style:contextual-spacing="true" fo:line-height="150%" style:register-true="true" fo:text-indent="2.499cm" style:auto-text-indent="tru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7:56:34.477729654</meta:creation-date>
    <dc:date>2024-12-11T20:39:24.290037591</dc:date>
    <meta:editing-duration>PT19H19M5S</meta:editing-duration>
    <meta:editing-cycles>12</meta:editing-cycles>
    <meta:generator>LibreOffice/24.2.7.2$Linux_X86_64 LibreOffice_project/420$Build-2</meta:generator>
    <meta:print-date>2024-12-04T18:59:49.039198159</meta:print-date>
    <meta:printed-by>Arquivos PDF</meta:printed-by>
    <meta:document-statistic meta:table-count="0" meta:image-count="0" meta:object-count="0" meta:page-count="10" meta:paragraph-count="154" meta:word-count="2054" meta:character-count="13648" meta:non-whitespace-character-count="11706"/>
  </office:meta>
</office:document-meta>
</file>